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6"/>
          <table:table-cell office:value-type="string">
            <text:p>Unclear problem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6"/>
          <table:table-cell office:value-type="string">
            <text:p><text:s/>=? issue?</text:p>
          </table:table-cell>
          <table:table-cell table:number-columns-repeated="25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/01/2009</text:date>, <text:time>17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22T17:21:35</dc:date>
    <meta:editing-cycles>146</meta:editing-cycles>
    <meta:editing-duration>P10DT2H44M0S</meta:editing-duration>
    <meta:user-defined meta:name="Info 1"/>
    <meta:user-defined meta:name="Info 2"/>
    <meta:user-defined meta:name="Info 3"/>
    <meta:user-defined meta:name="Info 4"/>
    <meta:document-statistic meta:table-count="9" meta:cell-count="1266"/>
  </office:meta>
</office:document-meta>
</file>